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12 : Les choix de production de l'entreprise</text:p>
      <text:p text:style-name="P2">(Approche économique)</text:p>
      <text:p text:style-name="P2"/>
      <text:p text:style-name="P5">3 Compétences :</text:p>
      <text:p text:style-name="P5"/>
      <text:list xml:id="list8737451081392584264" text:style-name="L1">
        <text:list-item>
          <text:p text:style-name="P7">Savoir caractériser la structure de coût de l'entreprise</text:p>
        </text:list-item>
        <text:list-item>
          <text:p text:style-name="P7">Savoir analyser l'influence des coûts sur la décision de l'entreprise</text:p>
        </text:list-item>
        <text:list-item>
          <text:p text:style-name="P7">Savoir argumenter le choix de l'entreprise entre « faire » et « faire faire »</text:p>
        </text:list-item>
      </text:list>
      <text:p text:style-name="P3"/>
      <text:p text:style-name="P5">Plan du chap :</text:p>
      <text:p text:style-name="P5"/>
      <text:list xml:id="list3036942637061659778" text:style-name="L2">
        <text:list-item>
          <text:p text:style-name="P8">Identification des facteurs de productions</text:p>
        </text:list-item>
        <text:list-item>
          <text:p text:style-name="P8">Étude des effets de la mobilisation des effets des facteurs de production</text:p>
        </text:list-item>
        <text:list-item>
          <text:p text:style-name="P8">Le concept de productivité</text:p>
        </text:list-item>
        <text:list-item>
          <text:p text:style-name="P8">Le concept de la chaine de valeur</text:p>
        </text:list-item>
      </text:list>
      <text:p text:style-name="P3"/>
      <text:p text:style-name="P3"/>
      <text:p text:style-name="P4">I – Voir plan</text:p>
      <text:p text:style-name="P3"/>
      <text:p text:style-name="P5">Notion de « facteur de production »</text:p>
      <text:p text:style-name="P5"/>
      <text:list xml:id="list7370992091738589599" text:style-name="L3">
        <text:list-item>
          <text:p text:style-name="P9">Définition : Ensemble des moyens de production durables qui contribuent à la production d'une entreprise</text:p>
          <text:p text:style-name="P9"/>
        </text:list-item>
        <text:list-item>
          <text:p text:style-name="P9">Acquisition des facteurs de production : Est appelé « investissement », l'action par laquelle une entreprise cherche à acquérir des moyens de production afin d'augmenter sa productivité</text:p>
        </text:list-item>
      </text:list>
      <text:p text:style-name="P3"/>
      <text:p text:style-name="P3"/>
      <text:p text:style-name="P5">Identification du facteur de travail</text:p>
      <text:p text:style-name="P5"/>
      <text:list xml:id="list535702467937911382" text:style-name="L4">
        <text:list-item>
          <text:p text:style-name="P10">Définition : Ensemble des ménages qui travaillent en échange d'un salaire</text:p>
          <text:p text:style-name="P10"/>
        </text:list-item>
        <text:list-item>
          <text:p text:style-name="P10">Descriptif (2) : </text:p>
        </text:list-item>
      </text:list>
      <text:list xml:id="list3515700164973079007" text:style-name="L5">
        <text:list-item>
          <text:p text:style-name="P11">Aspect quantitatif repose sur la notion de population active qui est composée des personnes occupées et des chômeurs</text:p>
        </text:list-item>
        <text:list-item>
          <text:p text:style-name="P11">Aspect qualitatif repose sur l'importance des qualifications de la population active</text:p>
        </text:list-item>
      </text:list>
      <text:p text:style-name="P3"/>
      <text:p text:style-name="P3"/>
      <text:p text:style-name="P5">Identification du facteur capital</text:p>
      <text:p text:style-name="P5"/>
      <text:list xml:id="list480373921521866289" text:style-name="L6">
        <text:list-item>
          <text:p text:style-name="P12">Définition : Ensemble des moyens de production matériel et immatériel mis en œuvre dans un processus de production</text:p>
        </text:list-item>
        <text:list-item>
          <text:p text:style-name="P12"><text:soft-page-break/>Notion « capital fixe » : Ensemble des biens dont la durée d'utilisation est longue (sur plusieurs années)</text:p>
          <text:p text:style-name="P12"/>
        </text:list-item>
        <text:list-item>
          <text:p text:style-name="P12">Notion « capital circulant » : Ensemble des biens qui ne servent qu'une seule fois parce qu'ils sont transformés ou consommés</text:p>
        </text:list-item>
      </text:list>
      <text:p text:style-name="P3"/>
      <text:p text:style-name="P3"/>
      <text:p text:style-name="P5">Autre sens du terme « capital »</text:p>
      <text:p text:style-name="P5"/>
      <text:list xml:id="list2504392277526757546" text:style-name="L7">
        <text:list-item>
          <text:p text:style-name="P13">Notion « capital financier » : Ensemble des ressources financières est appelé capital financier et ne doit pas être confondu avec le capital technique qui regroupe le capital circulant et fixe</text:p>
        </text:list-item>
      </text:list>
      <text:p text:style-name="P3"/>
      <text:p text:style-name="P3"/>
      <text:p text:style-name="P5">Identification du facteur naturel</text:p>
      <text:p text:style-name="P5"/>
      <text:list xml:id="list6554911543985627460" text:style-name="L8">
        <text:list-item>
          <text:p text:style-name="P14">Définition : Ensemble des ressources minérales ou biologiques mobilisées dans un processus de production</text:p>
          <text:p text:style-name="P14"/>
        </text:list-item>
        <text:list-item>
          <text:p text:style-name="P14">Identification du caractère renouvelable du facteur naturel : Le caractère renouvelable ou non des ressources naturelles est lié à la durée d'existence moyenne d'un être vivant</text:p>
        </text:list-item>
      </text:list>
      <text:p text:style-name="P3"/>
      <text:p text:style-name="P3"/>
      <text:p text:style-name="P5">Identification du facteur connaissance</text:p>
      <text:p text:style-name="P5"/>
      <text:list xml:id="list8463195048636663419" text:style-name="L9">
        <text:list-item>
          <text:p text:style-name="P15">Définition : Ensemble des connaissances, savoirs et nouvelles applications pour produire</text:p>
          <text:p text:style-name="P15"/>
        </text:list-item>
        <text:list-item>
          <text:p text:style-name="P15">Source du facteur connaissances : Lié à la recherche fondamentale, à la recherche appliquée et le développement</text:p>
          <text:p text:style-name="P15"/>
        </text:list-item>
        <text:list-item>
          <text:p text:style-name="P15">Mesure du facteur connaissance : Mesuré par les dépenses dédiées à la R&amp;D en % du PIB</text:p>
        </text:list-item>
      </text:list>
      <text:p text:style-name="P3"/>
      <text:p text:style-name="P3"/>
      <text:p text:style-name="P4">II – Voir plan</text:p>
      <text:p text:style-name="P4"/>
      <text:p text:style-name="P4"/>
      <text:p text:style-name="P4">III – Voir plan</text:p>
      <text:p text:style-name="P4"/>
      <text:p text:style-name="P5">La productivité : l’efficacité des facteurs de production</text:p>
      <text:p text:style-name="P5"/>
      <text:list xml:id="list4323565550604359235" text:style-name="L10">
        <text:list-item>
          <text:p text:style-name="P16">Définition : C'est le rapport entre ce qui a été produit et les ressources mises en <text:soft-page-break/>œuvre pour obtenir cette production</text:p>
          <text:p text:style-name="P16"/>
        </text:list-item>
        <text:list-item>
          <text:p text:style-name="P16">Formule de calcul : Quantité produite / quantité de facteur utilisée</text:p>
        </text:list-item>
      </text:list>
      <text:p text:style-name="P3"/>
      <text:p text:style-name="P3"/>
      <text:p text:style-name="P5">Modes de calcul de la productivité travail</text:p>
      <text:p text:style-name="P5"/>
      <text:list xml:id="list1966695480714224601" text:style-name="L11">
        <text:list-item>
          <text:p text:style-name="P17">Productivité physique du travail : NB d'unité produite par salarié</text:p>
          <text:p text:style-name="P17"/>
        </text:list-item>
        <text:list-item>
          <text:p text:style-name="P17">Productivité en valeur de travail : VA par salarié</text:p>
          <text:p text:style-name="P17"/>
        </text:list-item>
        <text:list-item>
          <text:p text:style-name="P17">Productivité horaire du travail : Nb de quantité produite pour 1 heure de travail</text:p>
        </text:list-item>
      </text:list>
      <text:p text:style-name="P3"/>
      <text:p text:style-name="P3"/>
      <text:p text:style-name="P5">De la productivité aux gains de productivité</text:p>
      <text:p text:style-name="P5"/>
      <text:list xml:id="list7773717571024292129" text:style-name="L12">
        <text:list-item>
          <text:p text:style-name="P18">Définition « gains de productivité » : Amélioration de la productivité entre 2 dates</text:p>
        </text:list-item>
      </text:list>
      <text:p text:style-name="P3"/>
      <text:p text:style-name="P3"/>
      <text:p text:style-name="P5">Étude des gains de productivité</text:p>
      <text:p text:style-name="P5"/>
      <text:list xml:id="list17852126881457521" text:style-name="L13">
        <text:list-item>
          <text:p text:style-name="P19">Intérêt des gains de productivité : Accroissement des revenus de l'entreprise du fait d'une moindre utilisation de facteurs de production</text:p>
          <text:p text:style-name="P19"/>
        </text:list-item>
        <text:list-item>
          <text:p text:style-name="P19">2 effets des gains de productivité :</text:p>
        </text:list-item>
      </text:list>
      <text:list xml:id="list7997209238754147350" text:style-name="L14">
        <text:list-item>
          <text:p text:style-name="P20">Baisse des prix de vente suite à une baisse des coûts de production</text:p>
        </text:list-item>
        <text:list-item>
          <text:p text:style-name="P20">Augmentation des revenus issus du partage de la valeur ajoutée</text:p>
        </text:list-item>
      </text:list>
      <text:list xml:id="list1275306311" text:continue-list="list17852126881457521" text:style-name="L13">
        <text:list-header>
          <text:p text:style-name="P19"/>
        </text:list-header>
        <text:list-item>
          <text:p text:style-name="P19">2 sources des gains de productivité :</text:p>
        </text:list-item>
      </text:list>
      <text:list xml:id="list126308688482842467" text:style-name="L15">
        <text:list-item>
          <text:p text:style-name="P21">Le progrès technique</text:p>
        </text:list-item>
        <text:list-item>
          <text:p text:style-name="P21">Meilleure organisation du travail</text:p>
        </text:list-item>
      </text:list>
      <text:p text:style-name="P3"/>
      <text:p text:style-name="P3"/>
      <text:p text:style-name="P5">L'influence du taux d'intérêt sur les décisions de l'entreprise</text:p>
      <text:p text:style-name="P5"/>
      <text:list xml:id="list5527936645334886538" text:style-name="L16">
        <text:list-item>
          <text:p text:style-name="P22">Définition « taux d'intérêt » : Somme qu'un agent paie à son créancier pour lui emprunter de l'argent (coût du crédit pour l'emprunter / rémunération pour le prêteur)</text:p>
        </text:list-item>
      </text:list>
      <text:p text:style-name="P3"/>
      <text:list xml:id="list1940868144" text:continue-numbering="true" text:style-name="L16">
        <text:list-item>
          <text:p text:style-name="P22">2 impacts du taux d'intérêt pour les entreprises : </text:p>
        </text:list-item>
      </text:list>
      <text:list xml:id="list2238039135701784848" text:style-name="L17">
        <text:list-item>
          <text:p text:style-name="P23">Augmentation du prix de l'investissement et donc des coûts fixes de l'entreprise</text:p>
        </text:list-item>
        <text:list-item>
          <text:p text:style-name="P23">Détermination des facteurs de production en fonction du taux d'intérêt et <text:soft-page-break/>des gains de productivité escomptés</text:p>
        </text:list-item>
      </text:list>
      <text:p text:style-name="P3"/>
      <text:p text:style-name="P3"/>
      <text:p text:style-name="P4">IV – Voir pl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4-28T10:48:59</meta:creation-date>
    <dc:date>2022-04-28T16:21:17</dc:date>
    <dc:creator>Jordan </dc:creator>
    <meta:editing-duration>PT1H30M24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4" meta:paragraph-count="58" meta:word-count="667" meta:character-count="3978"/>
  </office:meta>
</office:document-meta>
</file>